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1569in" fo:margin-left="-0.0785in" table:align="left" style:writing-mode="lr-tb"/>
    </style:style>
    <style:style style:name="Table1.A" style:family="table-column">
      <style:table-column-properties style:column-width="1.4847in"/>
    </style:style>
    <style:style style:name="Table1.B" style:family="table-column">
      <style:table-column-properties style:column-width="3.1785in"/>
    </style:style>
    <style:style style:name="Table1.C" style:family="table-column">
      <style:table-column-properties style:column-width="2.3167in"/>
    </style:style>
    <style:style style:name="Table1.D" style:family="table-column">
      <style:table-column-properties style:column-width="2.17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background-color="#e0e0e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Left">
      <style:paragraph-properties fo:margin-top="0.0138in" fo:margin-bottom="0.0138in" style:contextual-spacing="false"/>
    </style:style>
    <style:style style:name="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P3" style:family="paragraph" style:parent-style-name="HeaderRight">
      <style:text-properties fo:font-style="normal" style:font-style-asian="normal" style:font-name-complex="Arial" style:font-style-complex="italic"/>
    </style:style>
    <style:style style:name="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P5" style:family="paragraph" style:parent-style-name="Standard">
      <style:text-properties fo:color="#0000ff" style:font-name="Times New Roman" style:font-name-complex="Times New Roman"/>
    </style:style>
    <style:style style:name="P6" style:family="paragraph" style:parent-style-name="Standard">
      <style:paragraph-properties fo:text-align="center" style:justify-single-word="false"/>
      <style:text-properties fo:color="#0000ff" style:font-name="Times New Roman" style:font-name-complex="Times New Roman"/>
    </style:style>
    <style:style style:name="P7" style:family="paragraph" style:parent-style-name="Standard">
      <style:text-properties fo:color="#0000ff" style:font-name="Times New Roman" style:font-name-complex="Times New Roman" style:font-size-complex="12pt"/>
    </style:style>
    <style:style style:name="P8" style:family="paragraph" style:parent-style-name="Standard">
      <style:text-properties fo:color="#0000ff" style:font-name="Times New Roman" officeooo:rsid="003aab43" officeooo:paragraph-rsid="003aab43" style:font-name-complex="Times New Roman" style:font-size-complex="12pt"/>
    </style:style>
    <style:style style:name="P9" style:family="paragraph" style:parent-style-name="Standard">
      <style:text-properties fo:color="#0000ff" style:font-name="Times New Roman" officeooo:rsid="002aa356" officeooo:paragraph-rsid="002aa356" style:font-name-complex="Times New Roman"/>
    </style:style>
    <style:style style:name="P10" style:family="paragraph" style:parent-style-name="Standard">
      <style:text-properties fo:color="#0000ff" style:font-name="Times New Roman" officeooo:rsid="002d81ce" officeooo:paragraph-rsid="002d81ce" style:font-name-complex="Times New Roman"/>
    </style:style>
    <style:style style:name="P11" style:family="paragraph" style:parent-style-name="Standard">
      <style:text-properties fo:color="#0000ff" style:font-name="Times New Roman" officeooo:rsid="002dfbc4" officeooo:paragraph-rsid="002dfbc4" style:font-name-complex="Times New Roman"/>
    </style:style>
    <style:style style:name="P12" style:family="paragraph" style:parent-style-name="Standard">
      <style:text-properties fo:color="#0000ff" style:font-name="Times New Roman" officeooo:rsid="002fb9a6" officeooo:paragraph-rsid="002fb9a6" style:font-name-complex="Times New Roman"/>
    </style:style>
    <style:style style:name="P13" style:family="paragraph" style:parent-style-name="Standard">
      <style:text-properties fo:color="#0000ff" style:font-name="Times New Roman" officeooo:rsid="003aab43" officeooo:paragraph-rsid="003aab43" style:font-name-complex="Times New Roman"/>
    </style:style>
    <style:style style:name="P14" style:family="paragraph" style:parent-style-name="Standard">
      <style:text-properties fo:color="#0000ff" style:font-name="Times New Roman" officeooo:rsid="003bd381" officeooo:paragraph-rsid="003bd381" style:font-name-complex="Times New Roman"/>
    </style:style>
    <style:style style:name="P15" style:family="paragraph" style:parent-style-name="Standard">
      <style:text-properties fo:color="#0000ff" style:font-name="Times New Roman" officeooo:rsid="003bd381" officeooo:paragraph-rsid="0044f1e1" style:font-name-complex="Times New Roman"/>
    </style:style>
    <style:style style:name="P16" style:family="paragraph" style:parent-style-name="Standard">
      <style:text-properties fo:color="#0000ff" style:font-name="Times New Roman" fo:font-size="14pt" style:font-size-asian="14pt" style:font-name-complex="Times New Roman" style:font-size-complex="14pt"/>
    </style:style>
    <style:style style:name="P17" style:family="paragraph" style:parent-style-name="Standard">
      <style:text-properties fo:color="#0000ff" style:font-name="Times New Roman" officeooo:rsid="002d81ce" officeooo:paragraph-rsid="002d81ce" style:font-name-complex="Arial" style:font-size-complex="12pt"/>
    </style:style>
    <style:style style:name="P18" style:family="paragraph" style:parent-style-name="Standard">
      <style:text-properties fo:color="#0000ff" style:font-name="Times New Roman" officeooo:rsid="003aab43" officeooo:paragraph-rsid="003aab43" style:font-name-complex="Arial" style:font-size-complex="12pt"/>
    </style:style>
    <style:style style:name="P19" style:family="paragraph" style:parent-style-name="Standard">
      <style:text-properties fo:color="#0000ff" style:font-name="Times New Roman" officeooo:rsid="0044f1e1" officeooo:paragraph-rsid="0044f1e1" style:font-name-complex="Arial" style:font-size-complex="12pt"/>
    </style:style>
    <style:style style:name="P20" style:family="paragraph" style:parent-style-name="Standard">
      <style:text-properties fo:font-weight="bold" style:font-weight-asian="bold" style:font-name-complex="Arial" style:font-size-complex="12pt"/>
    </style:style>
    <style:style style:name="P21" style:family="paragraph" style:parent-style-name="Standard">
      <style:paragraph-properties fo:text-align="center" style:justify-single-word="false"/>
      <style:text-properties fo:font-weight="bold" style:font-weight-asian="bold" style:font-name-complex="Arial" style:font-size-complex="12pt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2b5f18" officeooo:paragraph-rsid="002b5f18" style:font-weight-asian="bold" style:font-name-complex="Arial" style:font-size-complex="12pt"/>
    </style:style>
    <style:style style:name="P23" style:family="paragraph" style:parent-style-name="Standard">
      <style:paragraph-properties fo:text-align="center" style:justify-single-word="false"/>
      <style:text-properties fo:font-weight="bold" officeooo:rsid="002d81ce" officeooo:paragraph-rsid="002d81ce" style:font-weight-asian="bold" style:font-name-complex="Arial" style:font-size-complex="12pt"/>
    </style:style>
    <style:style style:name="P24" style:family="paragraph" style:parent-style-name="Standard">
      <style:text-properties fo:font-weight="bold" officeooo:paragraph-rsid="0035a72c" style:font-weight-asian="bold" style:font-name-complex="Arial" style:font-size-complex="12pt"/>
    </style:style>
    <style:style style:name="P25" style:family="paragraph" style:parent-style-name="Standard">
      <style:text-properties fo:font-weight="bold" officeooo:rsid="0035a72c" officeooo:paragraph-rsid="0035a72c" style:font-weight-asian="bold" style:font-name-complex="Arial" style:font-size-complex="12pt"/>
    </style:style>
    <style:style style:name="P26" style:family="paragraph" style:parent-style-name="Standard">
      <style:paragraph-properties fo:text-align="center" style:justify-single-word="false"/>
      <style:text-properties fo:font-weight="bold" officeooo:rsid="0036988d" officeooo:paragraph-rsid="0036988d" style:font-weight-asian="bold" style:font-name-complex="Arial"/>
    </style:style>
    <style:style style:name="P27" style:family="paragraph" style:parent-style-name="Heading_20_9" style:list-style-name="" style:master-page-name="Standard">
      <style:paragraph-properties fo:margin-left="0in" fo:margin-right="0in" fo:text-indent="0in" style:auto-text-indent="false" style:page-number="auto"/>
      <style:text-properties style:font-size-complex="14pt"/>
    </style:style>
    <style:style style:name="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T2" style:family="text">
      <style:text-properties fo:color="#0000ff" style:font-name="Times New Roman" fo:font-style="normal" officeooo:rsid="001e62d5" style:font-style-asian="normal" style:font-name-complex="Times New Roman" style:font-style-complex="italic"/>
    </style:style>
    <style:style style:name="T3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T4" style:family="text">
      <style:text-properties officeooo:rsid="0023295d"/>
    </style:style>
    <style:style style:name="T5" style:family="text">
      <style:text-properties fo:font-size="10pt" style:font-size-asian="10pt" style:font-name-complex="Arial"/>
    </style:style>
    <style:style style:name="T6" style:family="text">
      <style:text-properties style:font-name="Times New Roman" fo:font-size="10pt" style:font-size-asian="10pt" style:font-name-complex="Times New Roman"/>
    </style:style>
    <style:style style:name="T7" style:family="text">
      <style:text-properties fo:font-size="11pt" style:font-size-asian="11pt" style:font-name-complex="Arial" style:font-size-complex="11pt"/>
    </style:style>
    <style:style style:name="T8" style:family="text">
      <style:text-properties fo:font-size="11pt" officeooo:rsid="0026a06b" style:font-size-asian="11pt" style:font-name-complex="Arial" style:font-size-complex="11pt"/>
    </style:style>
    <style:style style:name="T9" style:family="text">
      <style:text-properties fo:font-size="11pt" officeooo:rsid="00270dc1" style:font-size-asian="11pt" style:font-name-complex="Arial" style:font-size-complex="11pt"/>
    </style:style>
    <style:style style:name="T10" style:family="text">
      <style:text-properties fo:font-size="11pt" officeooo:rsid="002aa356" style:font-size-asian="11pt" style:font-name-complex="Arial" style:font-size-complex="11pt"/>
    </style:style>
    <style:style style:name="T11" style:family="text">
      <style:text-properties officeooo:rsid="00215eba"/>
    </style:style>
    <style:style style:name="T12" style:family="text">
      <style:text-properties officeooo:rsid="002422e6"/>
    </style:style>
    <style:style style:name="T13" style:family="text">
      <style:text-properties officeooo:rsid="00254a77"/>
    </style:style>
    <style:style style:name="T14" style:family="text">
      <style:text-properties officeooo:rsid="0028ba5f"/>
    </style:style>
    <style:style style:name="T15" style:family="text">
      <style:text-properties officeooo:rsid="002aa356"/>
    </style:style>
    <style:style style:name="T16" style:family="text">
      <style:text-properties officeooo:rsid="002ca666"/>
    </style:style>
    <style:style style:name="T17" style:family="text">
      <style:text-properties officeooo:rsid="002d81ce"/>
    </style:style>
    <style:style style:name="T18" style:family="text">
      <style:text-properties officeooo:rsid="002e18d5"/>
    </style:style>
    <style:style style:name="T19" style:family="text">
      <style:text-properties officeooo:rsid="00343630"/>
    </style:style>
    <style:style style:name="T20" style:family="text">
      <style:text-properties officeooo:rsid="0035a72c"/>
    </style:style>
    <style:style style:name="T21" style:family="text">
      <style:text-properties officeooo:rsid="0036003f"/>
    </style:style>
    <style:style style:name="T22" style:family="text">
      <style:text-properties officeooo:rsid="00366b21"/>
    </style:style>
    <style:style style:name="T23" style:family="text">
      <style:text-properties officeooo:rsid="0036988d"/>
    </style:style>
    <style:style style:name="T24" style:family="text">
      <style:text-properties officeooo:rsid="003aab43"/>
    </style:style>
    <style:style style:name="T25" style:family="text">
      <style:text-properties officeooo:rsid="003d2409"/>
    </style:style>
    <style:style style:name="T26" style:family="text">
      <style:text-properties officeooo:rsid="0041fd16"/>
    </style:style>
    <style:style style:name="T27" style:family="text">
      <style:text-properties officeooo:rsid="00431c24"/>
    </style:style>
    <style:style style:name="T28" style:family="text">
      <style:text-properties officeooo:rsid="0044f1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9">Test Case Report</text:h>
      <text:p text:style-name="P6">(<text:span text:style-name="T11">Koristite po jedan primerak ovoga za svaki test case</text:span>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21">G<text:span text:style-name="T12">ENERALNE INFORMACIJE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0"><text:span text:style-name="T13">Nivo testiranja</text:span>:</text:p>
          </table:table-cell>
          <table:table-cell table:style-name="Table1.B2" table:number-columns-spanned="3" office:value-type="string">
            <text:p text:style-name="Standard"><field:fieldmark text:name="__Fieldmark__4615_1551603428" field:type="vnd.oasis.opendocument.field.FORMCHECKBOX"><field:param field:name="Checkbox_HelpText" field:value=""/><field:param field:name="Checkbox_Name" field:value="Check3"/></field:fieldmark><text:span text:style-name="T7">Unit <text:s text:c="21"/></text:span><field:fieldmark text:name="__Fieldmark__4619_1551603428" field:type="vnd.oasis.opendocument.field.FORMCHECKBOX"><field:param field:name="Checkbox_Checked" field:value="false"/><field:param field:name="Checkbox_HelpText" field:value=""/><field:param field:name="Checkbox_Name" field:value="Check3"/></field:fieldmark><text:span text:style-name="T7">Fun</text:span><text:span text:style-name="T8">kcionalno</text:span><text:span text:style-name="T7"> <text:s text:c="9"/></text:span><field:fieldmark text:name="__Fieldmark__4627_1551603428" field:type="vnd.oasis.opendocument.field.FORMCHECKBOX"><field:param field:name="Checkbox_HelpText" field:value=""/><field:param field:name="Checkbox_Name" field:value="Check3"/></field:fieldmark><text:span text:style-name="T7">In</text:span><text:span text:style-name="T8">tegraciono</text:span><text:span text:style-name="T7"> <text:s text:c="8"/></text:span><field:fieldmark text:name="__Fieldmark__4635_1551603428" field:type="vnd.oasis.opendocument.field.FORMCHECKBOX"><field:param field:name="Checkbox_HelpText" field:value=""/><field:param field:name="Checkbox_Name" field:value="Check3"/></field:fieldmark><text:span text:style-name="T7">S</text:span><text:span text:style-name="T8">istemsko</text:span><text:span text:style-name="T7"> <text:s text:c="6"/></text:span><field:fieldmark text:name="__Fieldmark__4643_1551603428" field:type="vnd.oasis.opendocument.field.FORMCHECKBOX"><field:param field:name="Checkbox_HelpText" field:value=""/><field:param field:name="Checkbox_Name" field:value="Check3"/></field:fieldmark><text:span text:style-name="T7">I</text:span><text:span text:style-name="T8">nterfejs testiranje</text:span><text:span text:style-name="T7"><text:line-break/></text:span><field:fieldmark text:name="__Fieldmark__4651_1551603428" field:type="vnd.oasis.opendocument.field.FORMCHECKBOX"><field:param field:name="Checkbox_Checked" field:value="false"/><field:param field:name="Checkbox_HelpText" field:value=""/><field:param field:name="Checkbox_Name" field:value="Check3"/></field:fieldmark><text:span text:style-name="T7">P</text:span><text:span text:style-name="T8">erformansi</text:span><text:span text:style-name="T7"> <text:s text:c="7"/></text:span><field:fieldmark text:name="__Fieldmark__4659_1551603428" field:type="vnd.oasis.opendocument.field.FORMCHECKBOX"><field:param field:name="Checkbox_HelpText" field:value=""/><field:param field:name="Checkbox_Name" field:value="Check3"/></field:fieldmark><text:span text:style-name="T7">R</text:span><text:span text:style-name="T8">egresiono</text:span><text:span text:style-name="T7"> <text:s text:c="9"/></text:span><field:fieldmark text:name="__Fieldmark__4667_1551603428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7">Acceptance </text:span><text:span text:style-name="T8">(prihv</text:span><text:span text:style-name="T9">atljivosti</text:span><text:span text:style-name="T8">)</text:span><text:span text:style-name="T7"> <text:s text:c="5"/></text:span><field:fieldmark text:name="__Fieldmark__4679_1551603428" field:type="vnd.oasis.opendocument.field.FORMCHECKBOX"><field:param field:name="Checkbox_HelpText" field:value=""/><field:param field:name="Checkbox_Name" field:value="Check3"/></field:fieldmark><text:span text:style-name="T7">Pilot </text:span><text:span text:style-name="T8">testiranje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0"><text:span text:style-name="T14">Datum testiranja</text:span>:</text:p>
          </table:table-cell>
          <table:table-cell table:style-name="Table1.B3" office:value-type="string">
            <text:p text:style-name="P8">31/01/2017</text:p>
          </table:table-cell>
          <table:table-cell table:style-name="Table1.A2" office:value-type="string">
            <text:p text:style-name="P20"><text:span text:style-name="T14">Sistemsko vreme (ako ima bilo kakve veze)</text:span>:</text:p>
          </table:table-cell>
          <table:table-cell table:style-name="Table1.D3" office:value-type="string">
            <text:p text:style-name="P7"/>
          </table:table-cell>
        </table:table-row>
        <table:table-row table:style-name="Table1.1">
          <table:table-cell table:style-name="Table1.A2" office:value-type="string">
            <text:p text:style-name="P20">Tester:</text:p>
          </table:table-cell>
          <table:table-cell table:style-name="Table1.B4" office:value-type="string">
            <text:p text:style-name="P8">T.G.</text:p>
          </table:table-cell>
          <table:table-cell table:style-name="Table1.A2" office:value-type="string">
            <text:p text:style-name="P20"><text:span text:style-name="T15">Broj t</text:span>est <text:span text:style-name="T15">c</text:span>ase-<text:span text:style-name="T15">a</text:span>:</text:p>
          </table:table-cell>
          <table:table-cell table:style-name="Table1.D4" office:value-type="string">
            <text:p text:style-name="P8">TC-00<text:span text:style-name="T28">1</text:span></text:p>
          </table:table-cell>
        </table:table-row>
        <table:table-row table:style-name="Table1.1">
          <table:table-cell table:style-name="Table1.A2" office:value-type="string">
            <text:p text:style-name="P20"><text:span text:style-name="T15">Opis t</text:span>est <text:span text:style-name="T15">c</text:span>ase-<text:span text:style-name="T15">a</text:span>:</text:p>
          </table:table-cell>
          <table:table-cell table:style-name="Table1.B5" table:number-columns-spanned="3" office:value-type="string">
            <text:p text:style-name="P19">Promena datuma ispitnog roka (majsko-oktobarskog)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0">Re<text:span text:style-name="T15">zultati</text:span>:</text:p>
          </table:table-cell>
          <table:table-cell table:style-name="Table1.B6" office:value-type="string">
            <text:p text:style-name="Standard"><field:fieldmark text:name="__Fieldmark__4741_1551603428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7">Pass </text:span><text:span text:style-name="T10">(“prošao”)</text:span><text:span text:style-name="T7"> <text:s text:c="2"/></text:span><field:fieldmark text:name="__Fieldmark__4749_1551603428" field:type="vnd.oasis.opendocument.field.FORMCHECKBOX"><field:param field:name="Checkbox_Checked" field:value="false"/><field:param field:name="Checkbox_HelpText" field:value=""/><field:param field:name="Checkbox_Name" field:value="Check3"/></field:fieldmark><text:span text:style-name="T7">Fail </text:span><text:span text:style-name="T10">(“pao”)</text:span></text:p>
          </table:table-cell>
          <table:table-cell table:style-name="Table1.A2" office:value-type="string">
            <text:p text:style-name="P20"><text:span text:style-name="T15">Idintifikator bug-a koji testiramo (ako postoji i ako ima veze)</text:span>:</text:p>
          </table:table-cell>
          <table:table-cell table:style-name="Table1.D6" office:value-type="string">
            <text:p text:style-name="P9">Jedinstveni identifikator bug-a.</text:p>
          </table:table-cell>
        </table:table-row>
        <table:table-row table:style-name="Table1.1">
          <table:table-cell table:style-name="Table1.A1" table:number-columns-spanned="4" office:value-type="string">
            <text:p text:style-name="P22">Uvod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0"><text:span text:style-name="T16">Zahtev (obično iz specifikacije) koji se testira</text:span>:</text:p>
          </table:table-cell>
          <table:table-cell table:style-name="Table1.B8" table:number-columns-spanned="3" office:value-type="string">
            <text:p text:style-name="P18">#REQ 00<text:span text:style-name="T28">2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0"><text:span text:style-name="T17">Uloge i odgovornosti</text:span>:</text:p>
          </table:table-cell>
          <table:table-cell table:style-name="Table1.B9" table:number-columns-spanned="3" office:value-type="string">
            <text:p text:style-name="P13">TG/TD4 I predavaci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0"><text:span text:style-name="T17">Procedura za podešavanje</text:span>:</text:p>
          </table:table-cell>
          <table:table-cell table:style-name="Table1.B10" table:number-columns-spanned="3" office:value-type="string">
            <text:p text:style-name="P17">- <text:span text:style-name="T24">Proveriti da li funkcionise pristup bazi podataka</text:span></text:p>
            <text:p text:style-name="P17">- <text:span text:style-name="T24">Otvoriti terminal (CTRL + ALT + T)</text:span></text:p>
            <text:p text:style-name="P17">- <text:span text:style-name="T24">Pokrenuti program sa mvn I gulp metodom</text:span></text:p>
            <text:p text:style-name="P17">- <text:span text:style-name="T24">Uveriti se da je browser pokrenuo web aplikaciju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0"><text:span text:style-name="T17">Procedura za zaustavljanje</text:span>:</text:p>
          </table:table-cell>
          <table:table-cell table:style-name="Table1.B11" table:number-columns-spanned="3" office:value-type="string">
            <text:p text:style-name="P10">- <text:span text:style-name="T24">Kliknuti na dugme za odjavu</text:span></text:p>
            <text:p text:style-name="P10">- <text:span text:style-name="T24">CTRL + C u terminali</text:span></text:p>
            <text:p text:style-name="P10"><text:soft-page-break/>- <text:span text:style-name="T24">Iskljuciti browser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3">ZAHTEVI OD OKRUŽENJ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0">Hardware:</text:p>
          </table:table-cell>
          <table:table-cell table:style-name="Table1.B13" table:number-columns-spanned="3" office:value-type="string">
            <text:p text:style-name="P10">Identifikujte i specificirajte hardware potreban za izvršavanje testa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0">Software:</text:p>
          </table:table-cell>
          <table:table-cell table:style-name="Table1.B14" table:number-columns-spanned="3" office:value-type="string">
            <text:p text:style-name="P11">Identifikujte i specificirajte sav sistemski i aplikativni software potreban za izvođenje testa. Navedite sav software sa kojim se ostvaruje komunikacija pri izvođenju testa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0"><text:span text:style-name="T18">Proceduralni zahtevi</text:span>:</text:p>
          </table:table-cell>
          <table:table-cell table:style-name="Table1.B15" table:number-columns-spanned="3" office:value-type="string">
            <text:p text:style-name="P12"><text:s/>- <text:span text:style-name="T24">Omoguciti stalno logovanje sa userom - “admin”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1">TEST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0"><text:span text:style-name="T19">Osobine i delovi</text:span>:</text:p>
          </table:table-cell>
          <table:table-cell table:style-name="Table1.B17" table:number-columns-spanned="3" office:value-type="string">
            <text:p text:style-name="P13">Ovaj test case (TC-00<text:span text:style-name="T28">1</text:span>) je deo procesa testiranja funkcionalnosti pravljenja novih ispitnih rokova web aplikacije, u skladu sa zahtevom #REQ 00<text:span text:style-name="T28">2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5">Specifikacija</text:p>
            <text:p text:style-name="P24"><text:span text:style-name="T20">ulaza</text:span>:</text:p>
          </table:table-cell>
          <table:table-cell table:style-name="Table1.B18" table:number-columns-spanned="3" office:value-type="string">
            <text:p text:style-name="P5"><text:s/>- <text:span text:style-name="T24">postoji registrovan korisnik sa podacima – user (admin) – pass (admin)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0"><text:span text:style-name="T21">Koraci procedure</text:span>:</text:p>
          </table:table-cell>
          <table:table-cell table:style-name="Table1.B19" table:number-columns-spanned="3" office:value-type="string">
            <text:p text:style-name="P13"><text:s/>- Kliknuti na dugme za prijavu (account/sign in)</text:p>
            <text:p text:style-name="P13">- uneti navedene kredencijale za logovanje</text:p>
            <text:p text:style-name="P13">- u meniju odabrati opciju entiteti/ispitniRokovi.</text:p>
            <text:p text:style-name="P13">- <text:span text:style-name="T28">Pored zeljenog ispitnog roka, pritisnuti dugme sa natpisom “Edit”</text:span></text:p>
            <text:p text:style-name="P13">- Uneti sledece vrednosti – Naziv – <text:span text:style-name="T26">majsko-oktobarski.</text:span> <text:span text:style-name="T27">P</text:span>ocet<text:span text:style-name="T27">ak</text:span> – <text:span text:style-name="T28">21</text:span>.0<text:span text:style-name="T28">6</text:span>.2017, <text:span text:style-name="T27">Kraj</text:span> – <text:span text:style-name="T28">20.09.</text:span>2017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0"><text:span text:style-name="T22">Očekivani reziltati testa</text:span>:</text:p>
          </table:table-cell>
          <table:table-cell table:style-name="Table1.B20" table:number-columns-spanned="3" office:value-type="string">
            <text:p text:style-name="P14">Ocekuje se da ce program dozvoliti kreiranje isp.roka. Ispis – <text:span text:style-name="T28">IspitniRok uspesno izmenjen</text:span>. Ispitni rok se nalazi na listi.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6">PRAVI REZULTATI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0"><text:span text:style-name="T23">Specifikacija izlaza</text:span>:</text:p>
          </table:table-cell>
          <table:table-cell table:style-name="Table1.B22" table:number-columns-spanned="3" office:value-type="string">
            <text:p text:style-name="P15">Ispis – <text:span text:style-name="T28">IspitniRok uspesno izmenjen</text:span>. Ispitni rok se nalazi na listi.</text:p>
            <text:p text:style-name="P14">SLIKA!</text:p>
          </table:table-cell>
          <table:covered-table-cell/>
          <table:covered-table-cell/>
        </table:table-row>
      </table:table>
      <text:p text:style-name="P16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138in" fo:margin-bottom="0.0835in" style:contextual-spacing="false" fo:orphans="2" fo:widows="2" style:writing-mode="lr-tb">
        <style:tab-stops>
          <style:tab-stop style:position="0.5in"/>
          <style:tab-stop style:position="1in"/>
        </style:tab-stops>
      </style:paragraph-properties>
      <style:text-properties style:use-window-font-color="true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1252in" fo:margin-bottom="0.0835in" style:contextual-spacing="false" fo:keep-with-next="always"/>
      <style:text-properties fo:font-variant="small-caps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111in" fo:margin-bottom="0.0835in" style:contextual-spacing="false" fo:keep-with-next="always"/>
      <style:text-properties style:font-name="Arial Bold" fo:font-family="'Arial Bold', 'Times New Roman'" style:font-family-generic="swiss" fo:font-size="13.5pt" fo:font-weight="bold" style:font-size-asian="13.5pt" style:font-weight-asian="bold" style:font-name-complex="Arial Bold" style:font-family-complex="'Arial Bold', 'Times New Roman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3pt" fo:font-weight="bold" style:font-size-asian="13pt" style:font-weight-asian="bold" style:font-name-complex="Arial Bold" style:font-family-complex="'Arial Bold', 'Times New Roman'" style:font-family-generic-complex="swiss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2.5pt" fo:font-weight="bold" style:font-size-asian="12.5pt" style:font-weight-asian="bold" style:font-name-complex="Arial Bold" style:font-family-complex="'Arial Bold', 'Times New Roman'" style:font-family-generic-complex="swiss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top="0.0835in" fo:margin-bottom="0.0555in" style:contextual-spacing="false" fo:keep-with-next="always"/>
      <style:text-properties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top="0.1665in" fo:margin-bottom="0.0417in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top="0.1665in" fo:margin-bottom="0.0417in" style:contextual-spacing="false">
        <style:tab-stops>
          <style:tab-stop style:position="0.5in"/>
        </style:tab-stops>
      </style:paragraph-properties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Heading_20_1" style:next-style-name="Standard" style:default-outline-level="9" style:list-style-name="WW8Num1" style:class="text">
      <style:paragraph-properties fo:margin-top="0in" fo:margin-bottom="0in" style:contextual-spacing="false" fo:text-align="center" style:justify-single-word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Right" style:family="paragraph" style:parent-style-name="Standard">
      <style:paragraph-properties fo:margin-top="0.0138in" fo:margin-bottom="0.0138in" style:contextual-spacing="false" fo:text-align="end" style:justify-single-word="false">
        <style:tab-stops/>
      </style:paragraph-properties>
      <style:text-properties fo:font-size="10pt" fo:font-style="italic" fo:font-weight="bold" style:font-size-asian="10pt" style:font-style-asian="italic" style:font-weight-asian="bold"/>
    </style:style>
    <style:style style:name="HeaderLeft" style:family="paragraph" style:parent-style-name="Standard">
      <style:text-properties fo:font-size="10pt" fo:font-style="italic" fo:font-weight="bold" style:font-size-asian="10pt" style:font-style-asian="italic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>
      <style:text-properties fo:color="#000000" style:font-name="Arial Bold" fo:font-family="'Arial Bold', 'Times New Roman'" style:font-family-generic="swiss" fo:font-size="14pt" fo:font-style="normal" fo:font-weight="bold" style:font-size-asian="14pt" style:font-style-asian="normal" style:font-weight-asian="bold" style:font-name-complex="Arial Bold" style:font-family-complex="'Arial Bold', 'Times New Roman'" style:font-family-generic-complex="swiss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8.95in" fo:margin-left="-0.075in" table:align="left" style:writing-mode="lr-tb"/>
    </style:style>
    <style:style style:name="Table2.A" style:family="table-column">
      <style:table-column-properties style:column-width="3.3875in"/>
    </style:style>
    <style:style style:name="Table2.B" style:family="table-column">
      <style:table-column-properties style:column-width="5.56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MP1" style:family="paragraph" style:parent-style-name="HeaderLeft">
      <style:paragraph-properties fo:margin-top="0.0138in" fo:margin-bottom="0.0138in" style:contextual-spacing="false"/>
    </style:style>
    <style:style style:name="M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MP3" style:family="paragraph" style:parent-style-name="HeaderRight">
      <style:text-properties fo:font-style="normal" style:font-style-asian="normal" style:font-name-complex="Arial" style:font-style-complex="italic"/>
    </style:style>
    <style:style style:name="M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M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MT2" style:family="text">
      <style:text-properties fo:color="#0000ff" style:font-name="Times New Roman" fo:font-style="normal" officeooo:rsid="001e62d5" style:font-style-asian="normal" style:font-name-complex="Times New Roman" style:font-style-complex="italic"/>
    </style:style>
    <style:style style:name="MT3" style:family="text">
      <style:text-properties officeooo:rsid="0023295d"/>
    </style:style>
    <style:style style:name="MT4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MT5" style:family="text">
      <style:text-properties fo:font-size="10pt" style:font-size-asian="10pt" style:font-name-complex="Arial"/>
    </style:style>
    <style:style style:name="MT6" style:family="text">
      <style:text-properties style:font-name="Times New Roman" fo:font-size="10pt" style:font-size-asian="10pt" style:font-name-complex="Times New Roman"/>
    </style:style>
    <style:page-layout style:name="Mpm1">
      <style:page-layout-properties fo:page-width="11in" fo:page-height="8.5in" style:num-format="1" style:print-orientation="landscape" fo:margin-top="0.5in" fo:margin-bottom="0.5in" fo:margin-left="1in" fo:margin-right="1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text:span text:style-name="MT1">&lt;</text:span><text:span text:style-name="MT2">Ime projekta</text:span><text:span text:style-name="MT1">&gt;</text:span><text:span text:style-name="MT1"><text:user-defined style:data-style-name="N0" text:name="Subject"/></text:span></text:p>
              <text:p text:style-name="MP2"/>
            </table:table-cell>
            <table:table-cell table:style-name="Table2.A1" office:value-type="string">
              <text:p text:style-name="MP3">Test Case <text:span text:style-name="MT3">Izveštaj</text:span></text:p>
              <text:p text:style-name="HeaderRight"><text:span text:style-name="MT4">&lt;datum pisanja izveštaja</text:span><text:span text:style-name="MT1">&gt;</text:span><text:span text:style-name="MT1"><text:description/></text:span></text:p>
            </table:table-cell>
          </table:table-row>
        </table:table>
        <text:p text:style-name="Header"/>
      </style:header>
      <style:footer>
        <text:p text:style-name="MP4"><text:span text:style-name="MT5"><text:tab/><text:tab/><text:tab/><text:tab/><text:tab/><text:tab/></text:span><text:span text:style-name="Page_20_Number"><text:span text:style-name="MT6"><text:page-number text:select-page="current">3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CASE REPORT</dc:title>
    <meta:initial-creator>Bertha Garza</meta:initial-creator>
    <meta:creation-date>2009-06-23T10:37:00</meta:creation-date>
    <dc:date>2017-01-31T19:32:59.801722774</dc:date>
    <meta:editing-cycles>33</meta:editing-cycles>
    <meta:editing-duration>PT43M43S</meta:editing-duration>
    <meta:generator>LibreOffice/4.2.8.2$Linux_X86_64 LibreOffice_project/420m0$Build-2</meta:generator>
    <meta:document-statistic meta:table-count="2" meta:image-count="0" meta:object-count="0" meta:page-count="3" meta:paragraph-count="61" meta:word-count="321" meta:character-count="2271" meta:non-whitespace-character-count="1938"/>
  </office:meta>
</office:document-meta>
</file>